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A9780D7BDBF858E4F4.png" manifest:media-type="image/png"/>
  <manifest:file-entry manifest:full-path="Pictures/10000201000002C000000119E4C89E090C51DF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6d0f"/>
    </style:style>
    <style:style style:name="P2" style:family="paragraph" style:parent-style-name="Standard">
      <style:text-properties officeooo:paragraph-rsid="0024e3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-2.406cm" svg:y="0.429cm" svg:width="8.255cm" svg:height="4.65cm" draw:z-index="0"><draw:image xlink:href="Pictures/100002010000012C000000A9780D7BDBF858E4F4.png" xlink:type="simple" xlink:show="embed" xlink:actuate="onLoad"/></draw:frame><draw:frame draw:style-name="fr1" draw:name="Image1" text:anchor-type="paragraph" svg:x="4.591cm" svg:y="0.429cm" svg:width="12.418cm" svg:height="4.957cm" draw:z-index="1"><draw:image xlink:href="Pictures/10000201000002C000000119E4C89E090C51DF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8:53:26.482000000</meta:creation-date>
    <dc:date>2018-03-27T20:05:43.918000000</dc:date>
    <meta:editing-duration>PT1H35M50S</meta:editing-duration>
    <meta:editing-cycles>12</meta:editing-cycles>
    <meta:generator>LibreOffice/5.3.7.2$Windows_X86_64 LibreOffice_project/6b8ed514a9f8b44d37a1b96673cbbdd077e24059</meta:generator>
    <meta:print-date>2018-03-27T19:51:33.472000000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